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50f" officeooo:paragraph-rsid="0002450f"/>
    </style:style>
    <style:style style:name="P2" style:family="paragraph" style:parent-style-name="Standard">
      <style:text-properties officeooo:rsid="0002e42b" officeooo:paragraph-rsid="0002e42b"/>
    </style:style>
    <style:style style:name="P3" style:family="paragraph" style:parent-style-name="Standard">
      <style:text-properties officeooo:rsid="0004b8d9" officeooo:paragraph-rsid="0004b8d9"/>
    </style:style>
    <style:style style:name="P4" style:family="paragraph" style:parent-style-name="Standard">
      <style:text-properties officeooo:rsid="0006509d" officeooo:paragraph-rsid="0006509d"/>
    </style:style>
    <style:style style:name="P5" style:family="paragraph" style:parent-style-name="Standard">
      <style:text-properties officeooo:rsid="00070803" officeooo:paragraph-rsid="00070803"/>
    </style:style>
    <style:style style:name="P6" style:family="paragraph" style:parent-style-name="Standard">
      <style:text-properties officeooo:rsid="000855c9" officeooo:paragraph-rsid="000855c9"/>
    </style:style>
    <style:style style:name="P7" style:family="paragraph" style:parent-style-name="Standard">
      <style:text-properties officeooo:rsid="0009d00a" officeooo:paragraph-rsid="0009d00a"/>
    </style:style>
    <style:style style:name="P8" style:family="paragraph" style:parent-style-name="Standard">
      <style:text-properties officeooo:rsid="000a10be" officeooo:paragraph-rsid="000a10be"/>
    </style:style>
    <style:style style:name="P9" style:family="paragraph" style:parent-style-name="Standard">
      <style:text-properties officeooo:rsid="000ac39a" officeooo:paragraph-rsid="000ac3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emp(emp_id number(3),emp_name varchar(15),salary number(5),doj date);</text:p>
      <text:p text:style-name="P1">desc emp</text:p>
      <text:p text:style-name="P2">insert into emp(emp_id,emp_name,salary,doj)values(101,'anil',5000,'02-mar-88');</text:p>
      <text:p text:style-name="P3">select * from emp</text:p>
      <text:p text:style-name="P4">create table stud(roll_no number(2),Name varchar2(10),grade varchar2(1) default 'c' ,</text:p>
      <text:p text:style-name="P4">dob date default sysdate);</text:p>
      <text:p text:style-name="P4">insert into stud values(1,'sachin','a',default);</text:p>
      <text:p text:style-name="P5">insert into stud(roll_no,name,grade) values(3,'uttkarsh','d');</text:p>
      <text:p text:style-name="P6">select 'Dr.'||' '|| name as name,grade,dob from stud</text:p>
      <text:p text:style-name="P6">select sysdate from dual</text:p>
      <text:p text:style-name="P7">select 5*2+5-2*6 from dual(answer=3)</text:p>
      <text:p text:style-name="P8">select '5'+6 from dual(answer=11)</text:p>
      <text:p text:style-name="P9">insert into employee(emp_id,emp_name,doj,salary,dep_id) values(16,'Rita','02-dec-18',500,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4:27:25.093196840</meta:creation-date>
    <dc:date>2018-07-31T14:43:02.811893049</dc:date>
    <meta:editing-duration>PT26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1" meta:character-count="644" meta:non-whitespace-character-count="596"/>
  </office:meta>
</office:document-meta>
</file>